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7cm" table:align="left"/>
    </style:style>
    <style:style style:name="Table1.A" style:family="table-column">
      <style:table-column-properties style:column-width="8.484cm"/>
    </style:style>
    <style:style style:name="Table1.B" style:family="table-column">
      <style:table-column-properties style:column-width="8.486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P1"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line-height="100%"/>
      <style:text-properties style:font-name="Verdana" fo:font-size="6pt" fo:font-style="normal" fo:font-weight="bold" style:font-size-asian="6pt" style:font-style-asian="normal" style:font-weight-asian="bold" style:font-size-complex="6pt" style:font-style-complex="normal" style:font-weight-complex="bold"/>
    </style:style>
    <style:style style:name="P4" style:family="paragraph" style:parent-style-name="Table_20_Contents">
      <style:paragraph-properties fo:line-height="100%"/>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5" style:family="paragraph" style:parent-style-name="Table_20_Contents">
      <style:paragraph-properties fo:line-height="100%"/>
    </style:style>
    <style:style style:name="P6" style:family="paragraph" style:parent-style-name="Table_20_Contents">
      <style:paragraph-properties fo:line-height="2cm" fo:text-align="center" style:justify-single-word="false" style:shadow="none"/>
      <style:text-properties style:font-name="Courier New" fo:font-size="66pt" fo:font-weight="bold" style:font-size-asian="66pt" style:font-weight-asian="bold" style:font-size-complex="66pt" style:font-weight-complex="bold"/>
    </style:style>
    <style:style style:name="P7" style:family="paragraph" style:parent-style-name="Table_20_Contents">
      <style:paragraph-properties fo:line-height="100%" fo:text-align="start" style:justify-single-word="false" style:shadow="none"/>
      <style:text-properties style:font-name="Verdana" fo:font-size="6pt" fo:font-weight="bold" style:font-size-asian="6pt" style:font-weight-asian="bold" style:font-size-complex="6pt" style:font-weight-complex="bold"/>
    </style:style>
    <style:style style:name="P8"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9"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10" style:family="paragraph" style:parent-style-name="Table_20_Contents">
      <style:paragraph-properties fo:line-height="100%"/>
      <style:text-properties style:font-name="Verdana" fo:font-size="6pt" fo:font-style="normal" fo:font-weight="bold" style:font-size-asian="6pt" style:font-style-asian="normal" style:font-weight-asian="bold" style:font-size-complex="6pt" style:font-style-complex="normal" style:font-weight-complex="bold"/>
    </style:style>
    <style:style style:name="P11" style:family="paragraph" style:parent-style-name="Table_20_Contents">
      <style:paragraph-properties fo:line-height="100%"/>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12" style:family="paragraph" style:parent-style-name="Table_20_Contents">
      <style:paragraph-properties fo:line-height="100%"/>
    </style:style>
    <style:style style:name="P13" style:family="paragraph" style:parent-style-name="Table_20_Contents">
      <style:paragraph-properties fo:line-height="100%" fo:text-align="center" style:justify-single-word="false" style:shadow="none"/>
      <style:text-properties style:font-name="Verdana" fo:font-size="6pt" fo:font-weight="bold" style:font-size-asian="6pt" style:font-weight-asian="bold" style:font-size-complex="6pt" style:font-weight-complex="bold"/>
    </style:style>
    <style:style style:name="P14" style:family="paragraph" style:parent-style-name="Table_20_Contents">
      <style:paragraph-properties fo:line-height="2cm" fo:text-align="center" style:justify-single-word="false" style:shadow="none"/>
      <style:text-properties style:font-name="Courier New" fo:font-size="66pt" fo:font-weight="bold" style:font-size-asian="66pt" style:font-weight-asian="bold" style:font-size-complex="66pt" style:font-weight-complex="bold"/>
    </style:style>
    <style:style style:name="T1" style:family="text">
      <style:text-properties style:font-name="Verdana" fo:font-size="6pt"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midi</text:p>
            <text:p text:style-name="P6">split</text:p>
            <text:p text:style-name="P2"/>
            <text:p text:style-name="P2"/>
            <text:p text:style-name="P5"><text:span text:style-name="T1">Thankyou for buying this kit! The information on this slip is the </text:span><text:span text:style-name="T2">bare minimum</text:span><text:span text:style-name="T1"> you will need to build the project. You will find expanded information, including step by step build instructions with photographs, at <text:s/></text:span></text:p>
            <text:p text:style-name="P5"><text:a xlink:type="simple" xlink:href="https://github.com/hotchk155/MIDI-Splitter/wiki"><text:span text:style-name="T1">https://github.com/hotchk155/MIDI-Splitter/wiki</text:span></text:a><text:span text:style-name="T1"> </text:span></text:p>
            <text:p text:style-name="P2"/>
            <text:p text:style-name="P2"/>
            <text:p text:style-name="P2">The component designators used on the PCB are listed below</text:p>
            <text:p text:style-name="P2"/>
            <text:p text:style-name="P2">R1, R2, R3, R4, R5, R6, R7, R8, R9, R10, R11, R12, R21 <text:span text:style-name="T3">- 220 Ohm (red-red-brown code) resistor. R1 through R12 are fitted “standing up” on the board and I recommend soldering them after the other components.</text:span></text:p>
            <text:p text:style-name="P2"/>
            <text:p text:style-name="P2">R13,R16,R17 – <text:span text:style-name="T3">1 kOhm (brown-black-red code) <text:s/>resistor</text:span></text:p>
            <text:p text:style-name="P1"/>
            <text:p text:style-name="P2">R14,R15 – <text:span text:style-name="T3">1.5 kOhm (black-green-red code) resistor</text:span></text:p>
            <text:p text:style-name="P1"/>
            <text:p text:style-name="P2">C1 - <text:span text:style-name="T3">100nF ceramic (104 code) capacitor</text:span></text:p>
            <text:p text:style-name="P1"/>
            <text:p text:style-name="P3"/>
            <text:p text:style-name="P3">The following components must be soldered the correct way around. Use the markings on the PCB for orientation or check the above link if in doubt. All are soldered to the top side of the PCB.</text:p>
            <text:p text:style-name="P2"/>
            <text:p text:style-name="P2"/>
            <text:p text:style-name="P2">Q1 - <text:span text:style-name="T3">2N3906 general purpose PNP transistor</text:span></text:p>
            <text:p text:style-name="P1"/>
            <text:p text:style-name="P2">C3 – <text:span text:style-name="T3">4.7uF electrolytic capacitor</text:span></text:p>
            <text:p text:style-name="P1"/>
            <text:p text:style-name="P2">D1 - <text:span text:style-name="T3">1N4148 small signal diode</text:span></text:p>
            <text:p text:style-name="P1"/>
            <text:p text:style-name="P2">IC1 - <text:span text:style-name="T3">4050 hex non-inverting buffer (DIL16) with socket</text:span></text:p>
            <text:p text:style-name="P1"/>
            <text:p text:style-name="P2">IC2 - <text:span text:style-name="T3">6N138 Opto Coupler (DIL8) with socket</text:span></text:p>
            <text:p text:style-name="P2"><text:span text:style-name="T3"/></text:p>
            <text:p text:style-name="P2">CN2 <text:span text:style-name="T3">- Mini USB connector</text:span></text:p>
            <text:p text:style-name="P1"/>
            <text:p text:style-name="P3"/>
            <text:p text:style-name="P3">Solder the IC sockets before fitting ICs. Check orientation of pin 1 notch/dimple with markings on PCB)</text:p>
            <text:p text:style-name="P4"/>
            <text:p text:style-name="P1"/>
            <text:p text:style-name="P1">The following LEDs are fitted close to the mini USB socket</text:p>
            <text:p text:style-name="P2"/>
            <text:p text:style-name="P2">POWER <text:span text:style-name="T3">(left of socket) - Standard brightness RED LED </text:span></text:p>
            <text:p text:style-name="P2"/>
            <text:p text:style-name="P2">ACTIVITY <text:span text:style-name="T3">(right of socket) - High brightness BLUE LED </text:span></text:p>
            <text:p text:style-name="P1"/>
            <text:p text:style-name="P2"/>
            <text:p text:style-name="P2">Solder the seven MIDI sockets last and make sure that they are fitted flush to the board. This is important to ensure the solder joints to the sockets do not get strained and damaged in use. </text:p>
            <text:p text:style-name="P1"/>
            <text:p text:style-name="P1"/>
            <text:p text:style-name="P2">Use the self-adhesive rubber feet to prevent scratching of surfaces by the sharp solder joints on the bottom of the board.</text:p>
            <text:p text:style-name="P2"/>
            <text:p text:style-name="P2"/>
            <text:p text:style-name="P2">I hope you find this kit useful. If you have any problems please contact me at the following email <text:a xlink:type="simple" xlink:href="mailto:goarpie@gmail.com">sixtyfourpixels@gmail.com</text:a> or via the site where you ordered the kit</text:p>
            <text:p text:style-name="P2"/>
            <text:p text:style-name="P2">midi split is an open hardware project. All input and feedback is welcome</text:p>
            <text:p text:style-name="P2"/>
            <text:p text:style-name="P2">Cheers</text:p>
            <text:p text:style-name="P2"/>
            <text:p text:style-name="P2"/>
            <text:p text:style-name="P2"/>
            <text:p text:style-name="P2"/>
            <text:p text:style-name="P2"/>
            <text:p text:style-name="P2"/>
            <text:p text:style-name="P2"/>
            <text:p text:style-name="P2"/>
            <text:p text:style-name="P2"/>
            <text:p text:style-name="P2">Jason Hotchk155</text:p>
            <text:p text:style-name="P2"/>
          </table:table-cell>
          <table:table-cell table:style-name="Table1.B1" office:value-type="string">
            <text:p text:style-name="P6">midi</text:p>
            <text:p text:style-name="P6">split</text:p>
            <text:p text:style-name="P2"/>
            <text:p text:style-name="P2"/>
            <text:p text:style-name="P5"><text:span text:style-name="T1">Thankyou for buying this kit! The information on this slip is the </text:span><text:span text:style-name="T2">bare minimum</text:span><text:span text:style-name="T1"> you will need to build the project. You will find expanded information, including step by step build instructions with photographs, at <text:s/></text:span></text:p>
            <text:p text:style-name="P5"><text:a xlink:type="simple" xlink:href="https://github.com/hotchk155/MIDI-Splitter/wiki"><text:span text:style-name="T1">https://github.com/hotchk155/MIDI-Splitter/wiki</text:span></text:a><text:span text:style-name="T1"> </text:span></text:p>
            <text:p text:style-name="P2"/>
            <text:p text:style-name="P2"/>
            <text:p text:style-name="P2">The component designators used on the PCB are listed below</text:p>
            <text:p text:style-name="P2"/>
            <text:p text:style-name="P2">R1, R2, R3, R4, R5, R6, R7, R8, R9, R10, R11, R12, R21 <text:span text:style-name="T3">- 220 Ohm (red-red-brown code) resistor. R1 through R12 are fitted “standing up” on the board and I recommend soldering them after the other components.</text:span></text:p>
            <text:p text:style-name="P2"/>
            <text:p text:style-name="P2">R13,R16,R17 – <text:span text:style-name="T3">1 kOhm (brown-black-red code) <text:s/>resistor</text:span></text:p>
            <text:p text:style-name="P1"/>
            <text:p text:style-name="P2">R14,R15 – <text:span text:style-name="T3">1.5 kOhm (black-green-red code) resistor</text:span></text:p>
            <text:p text:style-name="P1"/>
            <text:p text:style-name="P2">C1 - <text:span text:style-name="T3">100nF ceramic (104 code) capacitor</text:span></text:p>
            <text:p text:style-name="P1"/>
            <text:p text:style-name="P3"/>
            <text:p text:style-name="P3">The following components must be soldered the correct way around. Use the markings on the PCB for orientation or check the above link if in doubt. All are soldered to the top side of the PCB.</text:p>
            <text:p text:style-name="P2"/>
            <text:p text:style-name="P2"/>
            <text:p text:style-name="P2">Q1 - <text:span text:style-name="T3">2N3906 general purpose PNP transistor</text:span></text:p>
            <text:p text:style-name="P1"/>
            <text:p text:style-name="P2">C3 – <text:span text:style-name="T3">4.7uF electrolytic capacitor</text:span></text:p>
            <text:p text:style-name="P1"/>
            <text:p text:style-name="P2">D1 - <text:span text:style-name="T3">1N4148 small signal diode</text:span></text:p>
            <text:p text:style-name="P1"/>
            <text:p text:style-name="P2">IC1 - <text:span text:style-name="T3">4050 hex non-inverting buffer (DIL16) with socket</text:span></text:p>
            <text:p text:style-name="P1"/>
            <text:p text:style-name="P2">IC2 - <text:span text:style-name="T3">6N138 Opto Coupler (DIL8) with socket</text:span></text:p>
            <text:p text:style-name="P2"><text:span text:style-name="T3"/></text:p>
            <text:p text:style-name="P2">CN2 <text:span text:style-name="T3">- Mini USB connector</text:span></text:p>
            <text:p text:style-name="P1"/>
            <text:p text:style-name="P3"/>
            <text:p text:style-name="P3">Solder the IC sockets before fitting ICs. Check orientation of pin 1 notch/dimple with markings on PCB)</text:p>
            <text:p text:style-name="P4"/>
            <text:p text:style-name="P1"/>
            <text:p text:style-name="P1">The following LEDs are fitted close to the mini USB socket</text:p>
            <text:p text:style-name="P2"/>
            <text:p text:style-name="P2">POWER <text:span text:style-name="T3">(left of socket) - Standard brightness RED LED </text:span></text:p>
            <text:p text:style-name="P2"/>
            <text:p text:style-name="P2">ACTIVITY <text:span text:style-name="T3">(right of socket) - High brightness BLUE LED </text:span></text:p>
            <text:p text:style-name="P1"/>
            <text:p text:style-name="P2"/>
            <text:p text:style-name="P2">Solder the seven MIDI sockets last and make sure that they are fitted flush to the board. This is important to ensure the solder joints to the sockets do not get strained and damaged in use. </text:p>
            <text:p text:style-name="P1"/>
            <text:p text:style-name="P1"/>
            <text:p text:style-name="P2">Use the self-adhesive rubber feet to prevent scratching of surfaces by the sharp solder joints on the bottom of the board.</text:p>
            <text:p text:style-name="P2"/>
            <text:p text:style-name="P2"/>
            <text:p text:style-name="P2">I hope you find this kit useful. If you have any problems please contact me at the following email <text:a xlink:type="simple" xlink:href="mailto:goarpie@gmail.com">sixtyfourpixels@gmail.com</text:a> or via the site where you ordered the kit</text:p>
            <text:p text:style-name="P2"/>
            <text:p text:style-name="P2">midi split is an open hardware project. All input and feedback is welcome</text:p>
            <text:p text:style-name="P2"/>
            <text:p text:style-name="P2">Cheers</text:p>
            <text:p text:style-name="P2"/>
            <text:p text:style-name="P2"/>
            <text:p text:style-name="P2"/>
            <text:p text:style-name="P2"/>
            <text:p text:style-name="P2"/>
            <text:p text:style-name="P2"/>
            <text:p text:style-name="P2"/>
            <text:p text:style-name="P2"/>
            <text:p text:style-name="P2"/>
            <text:p text:style-name="P2">Jason Hotchk155</text:p>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25T21:43:08.38</meta:creation-date>
    <meta:printed-by>Jason Hotchkiss</meta:printed-by>
    <meta:print-date>2013-06-23T19:30:34.21</meta:print-date>
    <dc:date>2013-11-04T11:01:27.24</dc:date>
    <dc:creator>Jason Hotchkiss</dc:creator>
    <meta:editing-duration>PT08H57M02S</meta:editing-duration>
    <meta:editing-cycles>47</meta:editing-cycles>
    <meta:generator>OpenOffice.org/3.2$Win32 OpenOffice.org_project/320m18$Build-9502</meta:generator>
    <meta:document-statistic meta:table-count="1" meta:image-count="0" meta:object-count="0" meta:page-count="1" meta:paragraph-count="52" meta:word-count="664" meta:character-count="3876"/>
  </office:meta>
</office:document-meta>
</file>